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4_469801561"/><text:bookmark-start text:name="__DdeLink__2_469801561"/><text:bookmark-start text:name="__DdeLink__0_469801561"/>H<text:bookmark-end text:name="__DdeLink__4_469801561"/><text:bookmark-end text:name="__DdeLink__2_469801561"/><text:bookmark-end text:name="__DdeLink__0_469801561"/>ola este es el primer archivo subido. <text:s/>Contiene esta lín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28T10:22:26.50</meta:creation-date>
    <meta:document-statistic meta:table-count="0" meta:image-count="0" meta:object-count="0" meta:page-count="1" meta:paragraph-count="1" meta:word-count="10" meta:character-count="60"/>
    <dc:date>2014-04-28T10:37:05.71</dc:date>
    <meta:editing-duration>PT00H14M40S</meta:editing-duration>
    <meta:editing-cycles>1</meta:editing-cycles>
    <meta:generator>OpenOffice.org/3.2$Win32 OpenOffice.org_project/320m12$Build-9483</meta:generator>
  </office:meta>
</office:document-meta>
</file>